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6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7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Text_20_body">
      <style:paragraph-properties fo:text-align="justify" style:justify-single-word="false"/>
    </style:style>
    <style:style style:name="P95" style:family="paragraph" style:parent-style-name="Text_20_body">
      <style:text-properties fo:language="ru" fo:country="RU"/>
    </style:style>
    <style:style style:name="P96" style:family="paragraph" style:parent-style-name="Text_20_body">
      <loext:graphic-properties draw:fill="solid" draw:fill-color="#eeeeee" draw:opacity="100%"/>
      <style:paragraph-properties fo:background-color="#eeeeee"/>
      <style:text-properties fo:language="ru" fo:country="RU"/>
    </style:style>
    <style:style style:name="P9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8" style:family="paragraph" style:parent-style-name="Text_20_body">
      <style:text-properties fo:language="en" fo:country="US"/>
    </style:style>
    <style:style style:name="P99" style:family="paragraph" style:parent-style-name="Text_20_body">
      <loext:graphic-properties draw:fill="solid" draw:fill-color="#eeeeee" draw:opacity="100%"/>
      <style:paragraph-properties fo:background-color="#eeeeee"/>
    </style:style>
    <style:style style:name="P100" style:family="paragraph" style:parent-style-name="First_20_line_20_indent">
      <loext:graphic-properties draw:fill="solid" draw:fill-color="#eeeeee" draw:opacity="100%"/>
      <style:paragraph-properties fo:background-color="#eeeeee"/>
      <style:text-properties fo:language="ru" fo:country="RU"/>
    </style:style>
    <style:style style:name="P10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2" style:family="paragraph" style:parent-style-name="Text_20_body">
      <style:paragraph-properties fo:margin-left="0in" fo:margin-right="0in" fo:text-align="justify" style:justify-single-word="false" fo:text-indent="0in" style:auto-text-indent="false"/>
    </style:style>
    <style:style style:name="P103" style:family="paragraph" style:parent-style-name="Text_20_body">
      <style:paragraph-properties fo:margin-left="0in" fo:margin-right="0in" fo:text-align="justify" style:justify-single-word="false" fo:text-indent="0in" style:auto-text-indent="false"/>
      <style:text-properties fo:color="#800000"/>
    </style:style>
    <style:style style:name="P10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5" style:family="paragraph" style:parent-style-name="Text_20_body">
      <style:paragraph-properties fo:margin-left="0in" fo:margin-right="0in" fo:text-align="center"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0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5" style:family="paragraph" style:parent-style-name="Footnote">
      <style:paragraph-properties fo:margin-left="0in" fo:margin-right="0in" fo:text-indent="0in"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fo:language="ru" fo:country="RU"/>
    </style:style>
    <style:style style:name="P128" style:family="paragraph" style:parent-style-name="Text_20_body" style:list-style-name="L2">
      <style:paragraph-properties fo:text-align="justify" style:justify-single-word="false"/>
      <style:text-properties fo:language="ru" fo:country="RU"/>
    </style:style>
    <style:style style:name="P12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437dc9" officeooo:paragraph-rsid="004e0345" style:font-style-asian="normal" style:font-style-complex="normal"/>
    </style:style>
    <style:style style:name="P13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437dc9" officeooo:paragraph-rsid="0066a303" style:font-style-asian="normal" style:font-style-complex="normal"/>
    </style:style>
    <style:style style:name="P13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13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13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13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13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13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1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5ddcef"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1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1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loext:graphic-properties draw:fill="solid" draw:fill-color="#eeeeee" draw:opacity="100%"/>
      <style:paragraph-properties fo:background-color="#eeeeee"/>
      <style:text-properties fo:language="ru" fo:country="RU"/>
    </style:style>
    <style:style style:name="P157" style:family="paragraph" style:parent-style-name="Heading_20_2">
      <loext:graphic-properties draw:fill="solid" draw:fill-color="#eeeeee" draw:opacity="100%"/>
      <style:paragraph-properties fo:background-color="#eeeeee"/>
    </style:style>
    <style:style style:name="P158"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9" style:family="paragraph" style:parent-style-name="Heading_20_1">
      <loext:graphic-properties draw:fill="solid" draw:fill-color="#eeeeee" draw:opacity="100%"/>
      <style:paragraph-properties fo:background-color="#eeeee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language="en" fo:country="US" officeooo:rsid="00510a56"/>
    </style:style>
    <style:style style:name="T23" style:family="text">
      <style:text-properties fo:language="en" fo:country="US" officeooo:rsid="005a81a4"/>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style="normal" style:font-style-asian="normal" style:font-style-complex="normal"/>
    </style:style>
    <style:style style:name="T27" style:family="text">
      <style:text-properties fo:color="#ff3333"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style:font-style-asian="normal" style:font-style-complex="normal"/>
    </style:style>
    <style:style style:name="T33" style:family="text">
      <style:text-properties fo:color="#800000" fo:language="en" fo:country="US"/>
    </style:style>
    <style:style style:name="T34" style:family="text">
      <style:text-properties fo:color="#800000" fo:language="en" fo:country="US" fo:font-style="normal" style:font-style-asian="normal" style:font-style-complex="normal"/>
    </style:style>
    <style:style style:name="T35" style:family="text">
      <style:text-properties fo:color="#800000" fo:font-style="normal" style:font-style-asian="normal" style:font-style-complex="normal"/>
    </style:style>
    <style:style style:name="T36" style:family="text">
      <style:text-properties fo:color="#800000" officeooo:rsid="0058c799"/>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officeooo:rsid="0052d633"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font-style="normal" style:font-style-asian="normal" style:font-style-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loext:char-shading-value="0" style:font-style-asian="normal" style:font-style-complex="normal"/>
    </style:style>
    <style:style style:name="T59" style:family="text">
      <style:text-properties fo:background-color="#ffff00" loext:char-shading-value="0"/>
    </style:style>
    <style:style style:name="T60" style:family="text">
      <style:text-properties officeooo:rsid="000ffcc2"/>
    </style:style>
    <style:style style:name="T61" style:family="text">
      <style:text-properties officeooo:rsid="00193ff2"/>
    </style:style>
    <style:style style:name="T62" style:family="text">
      <style:text-properties officeooo:rsid="001ace8b"/>
    </style:style>
    <style:style style:name="T63" style:family="text">
      <style:text-properties officeooo:rsid="001c660b"/>
    </style:style>
    <style:style style:name="T64" style:family="text">
      <style:text-properties officeooo:rsid="001dcd84"/>
    </style:style>
    <style:style style:name="T65" style:family="text">
      <style:text-properties officeooo:rsid="001f2d73"/>
    </style:style>
    <style:style style:name="T66" style:family="text">
      <style:text-properties officeooo:rsid="002200a6"/>
    </style:style>
    <style:style style:name="T67" style:family="text">
      <style:text-properties officeooo:rsid="00253506"/>
    </style:style>
    <style:style style:name="T68" style:family="text">
      <style:text-properties officeooo:rsid="002597d5"/>
    </style:style>
    <style:style style:name="T69" style:family="text">
      <style:text-properties officeooo:rsid="002f349f"/>
    </style:style>
    <style:style style:name="T70" style:family="text">
      <style:text-properties officeooo:rsid="003396d3"/>
    </style:style>
    <style:style style:name="T71" style:family="text">
      <style:text-properties officeooo:rsid="003800b4"/>
    </style:style>
    <style:style style:name="T72" style:family="text">
      <style:text-properties officeooo:rsid="003ef802"/>
    </style:style>
    <style:style style:name="T73" style:family="text">
      <style:text-properties officeooo:rsid="004a84ac"/>
    </style:style>
    <style:style style:name="T74" style:family="text">
      <style:text-properties officeooo:rsid="004c3ada"/>
    </style:style>
    <style:style style:name="T75" style:family="text">
      <style:text-properties officeooo:rsid="004e0345"/>
    </style:style>
    <style:style style:name="T76" style:family="text">
      <style:text-properties officeooo:rsid="004fa2e2"/>
    </style:style>
    <style:style style:name="T77" style:family="text">
      <style:text-properties officeooo:rsid="00510a56"/>
    </style:style>
    <style:style style:name="T78" style:family="text">
      <style:text-properties officeooo:rsid="0052d633"/>
    </style:style>
    <style:style style:name="T79" style:family="text">
      <style:text-properties officeooo:rsid="00542ec6"/>
    </style:style>
    <style:style style:name="T80" style:family="text">
      <style:text-properties officeooo:rsid="00545f83"/>
    </style:style>
    <style:style style:name="T81" style:family="text">
      <style:text-properties officeooo:rsid="00565b54"/>
    </style:style>
    <style:style style:name="T82" style:family="text">
      <style:text-properties officeooo:rsid="0058c799"/>
    </style:style>
    <style:style style:name="T83" style:family="text">
      <style:text-properties officeooo:rsid="005fac90"/>
    </style:style>
    <style:style style:name="T84" style:family="text">
      <style:text-properties officeooo:rsid="00654127"/>
    </style:style>
    <style:style style:name="T85" style:family="text">
      <style:text-properties officeooo:rsid="0066a303"/>
    </style:style>
    <style:style style:name="T86" style:family="text">
      <style:text-properties officeooo:rsid="0067ea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96812334215959309" text:style-name="L1">
        <text:list-item>
          <text:p text:style-name="P126">добавить детектив <text:span text:style-name="T1">(реализовано)</text:span>+ магические уроки/трактаты Старсвирла (реализовано)</text:p>
        </text:list-item>
        <text:list-item>
          <text:p text:style-name="P127">Терра несколько раз пытается убить Макса (один раз — в аквапарке). Несколько раз Макса спасает Селестия (даёт приказы Нексусу)</text:p>
        </text:list-item>
        <text:list-item>
          <text:p text:style-name="P127">Книги:</text:p>
        </text:list-item>
      </text:list>
      <text:list xml:id="list3100493758664226975" text:style-name="L2">
        <text:list-item>
          <text:p text:style-name="P128">«Великие грифоны прошлого» - из канона (5<text:span text:style-name="T15">s8e)</text:span></text:p>
        </text:list-item>
        <text:list-item>
          <text:p text:style-name="P128">«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8">Дасти Вейфарер «Зебрианская культура, быт и фольклор»</text:p>
        </text:list-item>
        <text:list-item>
          <text:p text:style-name="P128">«Краткая история Эквестрии»</text:p>
        </text:list-item>
        <text:list-item>
          <text:p text:style-name="P128">«Шедевры архитектуры Эквестрии» с разделом о Кантерлотском Королевском Дворце</text:p>
        </text:list-item>
        <text:list-item>
          <text:p text:style-name="P128">«Великие дела и великие чары». Страница 893: …</text:p>
        </text:list-item>
        <text:list-item>
          <text:p text:style-name="P128">«Природа Проклятий» - обмен</text:p>
        </text:list-item>
        <text:list-item>
          <text:p text:style-name="P128">«<text:span text:style-name="T50">Магия для Чайников</text:span>» - обмен</text:p>
        </text:list-item>
        <text:list-item>
          <text:p text:style-name="P128">«Энциклопедия Арканум» - обмен</text:p>
        </text:list-item>
        <text:list-item>
          <text:p text:style-name="P128">«О Гейсах» - обмен</text:p>
        </text:list-item>
        <text:list-item>
          <text:p text:style-name="P128">«<text:span text:style-name="T59">Тайны Тайных Наук</text:span>» - обмен</text:p>
        </text:list-item>
        <text:list-item>
          <text:p text:style-name="P129">«Основы Заклятий» - обмен</text:p>
        </text:list-item>
        <text:list-item>
          <text:p text:style-name="P128"><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1815179272769148979"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4">Искусственный интеллект. Создан Владом и Максом. Разработан для управления корпорациями.</text:p>
      <text:h text:style-name="Heading_20_3" text:outline-level="3">Норф</text:h>
      <text:p text:style-name="P9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9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2">Единорог. Холост, молод, мечтателен. Живёт в Кантерлоте. В свободное время рисует облака.</text:p>
      <text:h text:style-name="Heading_20_3" text:outline-level="3">Алекс</text:h>
      <text:p text:style-name="P102">Менеджер проектов, над одним из которых (Нексус) работает Макс.</text:p>
      <text:h text:style-name="Heading_20_3" text:outline-level="3">Ростик</text:h>
      <text:p text:style-name="P102">Лидер команды тестировщиков</text:p>
      <text:h text:style-name="Heading_20_3" text:outline-level="3">Стас</text:h>
      <text:p text:style-name="P102">Программист-новичок в команде Макса.</text:p>
      <text:h text:style-name="Heading_20_3" text:outline-level="3"><text:soft-page-break/>Рома</text:h>
      <text:p text:style-name="P102">Программист в команде UI-программистов</text:p>
      <text:h text:style-name="Heading_20_3" text:outline-level="3">Анджела</text:h>
      <text:p text:style-name="P102">Сисадмин. Флиртует с Максом.</text:p>
      <text:p text:style-name="P102"/>
      <text:h text:style-name="Heading_20_2" text:outline-level="2">Положения</text:h>
      <text:p text:style-name="P10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4" text:outline-level="2">1. Терра</text:h>
      <text:p text:style-name="P27">музыка - кондовая электронная, холодная и отчаянная (Electronics “Disappointed”)</text:p>
      <text:p text:style-name="P104">&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5">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5">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1"><text:span text:style-name="T15">&gt;\</text:span>Привет, Нексус. Это Макс.</text:p>
      <text:p text:style-name="P71"><text:span text:style-name="T15">&lt;\</text:span>Привет Макс. <text:span text:style-name="T1">Рад тебя видеть. Где ты отсутствовал три дня?</text:span></text:p>
      <text:p text:style-name="P71"><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5"/>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71"><text:span text:style-name="T15">&gt;\</text:span>Как называется наш проект?</text:p>
      <text:p text:style-name="P71"><text:span text:style-name="T15">&lt;\</text:span>Дайсон.</text:p>
      <text:p text:style-name="P71"><text:span text:style-name="T15">&gt;\</text:span>Сколько тебе лет?</text:p>
      <text:p text:style-name="P71"><text:soft-page-break/><text:span text:style-name="T15">&lt;\</text:span>Два года с начала запуска кластера.</text:p>
      <text:p text:style-name="P71"><text:span text:style-name="T15">&gt;\</text:span>Какой сейчас год?</text:p>
      <text:p text:style-name="P71"><text:span text:style-name="T15">&gt;\</text:span>202<text:span text:style-name="T1">6</text:span>-й.</text:p>
      <text:p text:style-name="P26"/>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71"><text:span text:style-name="T15">&gt;\</text:span>Нексус, отключи память <text:span text:style-name="T1">заданий</text:span> за последнюю неделю.</text:p>
      <text:p text:style-name="P71"><text:span text:style-name="T15">&lt;\</text:span>Выполнено.</text:p>
      <text:p text:style-name="P71"><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1"><text:span text:style-name="T15">&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15">&lt;\</text:span><text:span text:style-name="T1">Выполняю задачу</text:span>...</text:p>
      <text:p text:style-name="P72"><text:span text:style-name="T15">&lt;\</text:span>...</text:p>
      <text:p text:style-name="P72"><text:span text:style-name="T15">&lt;\</text:span>Решение:</text:p>
      <text:p text:style-name="P72"><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5">:47.bmf»</text:span></text:p>
      <text:p text:style-name="P25"/>
      <text:p text:style-name="P34">&lt;<text:span text:style-name="T1">как-то говённо. Улучшить</text:span>&gt;</text:p>
      <text:p text:style-name="P38">Хм, не понял? Ч<text:span text:style-name="T1">ё</text:span> за хрень?</text:p>
      <text:p text:style-name="P38"/>
      <text:p text:style-name="P71"><text:span text:style-name="T15">&gt;</text:span>\Нексус, почему ты используешь жёсткие настройки <text:span text:style-name="T1">для решения задачи</text:span>?</text:p>
      <text:p text:style-name="P71"><text:span text:style-name="T15">&lt;\</text:span>Настройки правильные, <text:span text:style-name="T1">Макс</text:span>.</text:p>
      <text:p text:style-name="P26"/>
      <text:p text:style-name="P38">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6"/>
      <text:p text:style-name="P71"><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8">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38">Ага, уже теплее.</text:p>
      <text:p text:style-name="P38"/>
      <text:p text:style-name="P71"><text:span text:style-name="T15">&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5">–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5">.</text:span></text:p>
      <text:p text:style-name="P79">Гудки.</text:p>
      <text:p text:style-name="P38"><text:soft-page-break/><text:span text:style-name="T1">У</text:span>ходя попрощался с охранником, <text:span text:style-name="T1">увлечённо исследующим тему педофилии</text:span>.</text:p>
      <text:p text:style-name="P38">Всё, свободен. Хотя <text:s/><text:span text:style-name="T1">воскресенье</text:span> уже испорчен<text:span text:style-name="T1">о</text:span>.</text:p>
      <text:p text:style-name="P38"/>
      <text:p text:style-name="P105">***</text:p>
      <text:p text:style-name="P105"/>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text:soft-page-break/>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4">***</text:p>
      <text:p text:style-name="P4"/>
      <text:p text:style-name="P1">Грохот улицы не достигал крыши 34-хэтажного корпуса <text:span text:style-name="T3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5">&lt;</text:span><text:span text:style-name="T31">месяц</text:span><text:span text:style-name="T15">&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74">Музыка быстрая, тревожная, надорваная и печальная (Pet Shop Boys “So Hard” ?)</text:p>
      <text:p text:style-name="P29"/>
      <text:p text:style-name="P10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9"/>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 боли <text:span text:style-name="T36">(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31">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40">верх</text:span>…</text:p>
      <text:p text:style-name="P6">Тут м<text:span text:style-name="T15">еня, </text:span>наконец,<text:span text:style-name="T15"> стошнило. Буквально вывернуло наизнанку: из носа текло, в глазах стояли слёзы. </text:span></text:p>
      <text:p text:style-name="P6"><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6"><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82">подобно перегорающей лампочке,</text:span> мерцал слабый жёлтый ореол.</text:p>
      <text:p text:style-name="P6"><text:soft-page-break/>–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4">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30">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40">,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text:soft-page-break/>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6"><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5">–</text:span> ТЫ!!! ТЫ!..</text:p>
      <text:p text:style-name="P6"><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3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0"/>
      <text:h text:style-name="Heading_20_2" text:outline-level="2"><text:span text:style-name="T15">3. </text:span>Кантерлот</text:h>
      <text:p text:style-name="P75">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3514350054774710891"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8"/>
      <text:p text:style-name="P12">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3"><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73"><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Некоторые из <text:span text:style-name="T40">платформ </text:span>уничтожаются путём <text:span text:style-name="T1">усиленного</text:span> износа, будучи частью экспериментальных колесниц! “Лорен” я сделал на базе <text:span text:style-name="T4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Библиотека</text:h>
      <text:p text:style-name="P18">&lt;<text:span text:style-name="T5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0"><text:span text:style-name="T16">–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приняла грозный вид.</text:p>
      <text:p text:style-name="P53"><text:span text:style-name="T15">– </text:span>Не забывай, человек, я — могущественный маг и правитель Эквестрии. Ко мне нужно относиться с должным уважением!</text:p>
      <text:p text:style-name="P53"><text:span text:style-name="T15">– </text:span>А то что? Превратишь в жабу? Сошлёшь на Луну? Убьёшь нахер?</text:p>
      <text:p text:style-name="P53">Аликорница сникла. Уши её опустились.</text:p>
      <text:p text:style-name="P53"><text:span text:style-name="T15">– </text:span>Макс, не надо... Ты же знаешь, я этого не сделаю.</text:p>
      <text:p text:style-name="P53"><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53"><text:span text:style-name="T15">Аликорница уселась н</text:span>а пол <text:span text:style-name="T15">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53"><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53"><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5">– </text:span>Вот, читай отсюда. <text:span text:style-name="T15">– а</text:span>ликорница подчеркнула абзац копытом.</text:p>
      <text:p text:style-name="P53"><text:soft-page-break/></text:p>
      <text:p text:style-name="P64">***</text:p>
      <text:p text:style-name="P64"/>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30">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text:soft-page-break/>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text:span text:style-name="T76">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text:soft-page-break/>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oft-page-break/><text:span text:style-name="T1">– Занавес. </text:span>– <text:s/><text:span text:style-name="T1">подытожил я.</text:span></text:p>
      <text:p text:style-name="P43"/>
      <text:h text:style-name="P155" text:outline-level="2"><text:span text:style-name="T15">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text:soft-page-break/>–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text:soft-page-break/>– Аааа, я его знаю!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64">***</text:p>
      <text:p text:style-name="P53">&lt;<text:span text:style-name="T54">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text:soft-page-break/>–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Ишь ты!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4" text:outline-level="2">6. Стыд</text:h>
      <text:p text:style-name="P53"/>
      <text:p text:style-name="P68">~~~ Завтра на семь в библиотеке ~~~</text:p>
      <text:p text:style-name="P68"/>
      <text:p text:style-name="P5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саквояж и сунул его в рюкзак.</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6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5">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меня всё это время??? Но кто??? Кто их отец? КТО ЭТОТ…</text:p>
      <text:p text:style-name="P6">Мне пришлось заткнуть Луне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От волнения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text:soft-page-break/>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5">—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64">***</text:p>
      <text:p text:style-name="P53"/>
      <text:p text:style-name="P67">– Так ты поручила Твайлайт Спаркл расследование необычных снов жеребят?</text:p>
      <text:p text:style-name="P67">– Да, их и других <text:span text:style-name="T77">подобных</text:span>,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text:span text:style-name="T77">расследование с другим. По всей Эквестрии начали исчезать пони во сне.</text:span><text:span text:style-name="T15"> Они засыпа</text:span><text:span text:style-name="T22">ют</text:span><text:span text:style-name="T15">,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text:soft-page-break/>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5">—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15">40-6</text:span></text:h>
      <text:p text:style-name="P76">Mark Knopfler — Hill Farmers Blues — или на следующую главу (прощание)</text:p>
      <text:p text:style-name="P53"/>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0">Истончения </text:span>(быть может, к счастью). Всё, что я могу <text:span text:style-name="T15">— оставить тебе напутствие.</text:span></text:p>
      <text:p text:style-name="P68"><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5">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68">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6">— вся архитектура явно </text:span><text:span text:style-name="T42">была </text:span><text:span text:style-name="T46">заточена под крылатых. Таких, для которых приземлиться на балкон в тронном зале или уйти через портик на крыше</text:span><text:span text:style-name="T56"> </text:span><text:span text:style-name="T46">—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46"> </text:span><text:span text:style-name="T42">Его центр занимал высокий </text:span><text:span text:style-name="T46">кругл</text:span><text:span text:style-name="T42">ый</text:span><text:span text:style-name="T46"> </text:span><text:span text:style-name="T42">футон</text:span><text:span text:style-name="T46"> </text:span><text:span text:style-name="T42">с</text:span><text:span text:style-name="T46"> велик</text:span><text:span text:style-name="T42">им</text:span><text:span text:style-name="T46"> множество</text:span><text:span text:style-name="T42">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text:soft-page-break/>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Но жжё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text:soft-page-break/>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text:soft-page-break/>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5">–</text:span> А водку у вас принято пить?</text:p>
      <text:p text:style-name="P40"><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53"><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5">– Это ты называешь “дружбой”? – с </text:span>улыбкой хмыкнул<text:span text:style-name="T15"> я. – </text:span>Мне нравится твоё чувство юмора.</text:p>
      <text:p text:style-name="P53">Аликорница нахмурилась.</text:p>
      <text:p text:style-name="P53"><text:span text:style-name="T15">–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недели,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6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text:soft-page-break/>От нечего делать, стал прислушиваться к полушёпоту, витавшему под сводами зала.</text:p>
      <text:p text:style-name="P6">…</text:p>
      <text:p text:style-name="P1"><text:span text:style-name="T46">– </text:span><text:span text:style-name="T42">Говорят, в </text:span><text:span text:style-name="T26">Додж </text:span><text:span text:style-name="T27">Джанкшн</text:span><text:span text:style-name="T4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6">– </text:span><text:span text:style-name="T49">А из Пинто Крика уже месяц нет новостей...</text:span></text:p>
      <text:p text:style-name="P6"><text:span text:style-name="T46">–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9">– </text:span>“<text:span text:style-name="T1">Что я могу сделать, чтобы вернуть всё назад?</text:span>”</text:p>
      <text:p text:style-name="P14"><text:span text:style-name="T49">– </text:span><text:span text:style-name="T42">Так и сказала?</text:span></text:p>
      <text:p text:style-name="P1"><text:span text:style-name="T46">–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9">– </text:span><text:span text:style-name="T42">Что бы это значило, Флер?</text:span></text:p>
      <text:p text:style-name="P14"><text:span text:style-name="T49">– </text:span><text:span text:style-name="T4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3">…</text:p>
      <text:p text:style-name="P7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кольты!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text:span text:style-name="T77">Судя по всему, во сне.</text:span></text:p>
      <text:p text:style-name="P41">– И Норф? О-о-о, нет!</text:p>
      <text:p text:style-name="P41">Селестия в отчаянии села на пол, прижав копыто к виску <text:span text:style-name="T77">и </text:span>опустошенно кача<text:span text:style-name="T77">я</text:span> головой.</text:p>
      <text:p text:style-name="P42">– Я бессильна остановить это. <text:span text:style-name="T77">Раньше</text:span> исчеза<text:span text:style-name="T77">ли</text:span>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24">растеря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text:span text:style-name="T82">способная</text:span> <text:span text:style-name="T82">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75">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0"><text:span text:style-name="T16">&lt;</text:span><text:span text:style-name="T3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48">&lt;</text:span><text:span text:style-name="T58">Mark Knopfler - </text:span><text:span text:style-name="T57">Hill Farmer's Blues</text:span><text:span text:style-name="T48">&gt;</text:span></text:p>
      <text:p text:style-name="P50">***</text:p>
      <text:p text:style-name="P43"/>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oft-page-break/>–<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8">–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68">Так возникли аликорны.</text:p>
      <text:p text:style-name="P6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6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горгулия?</text:p>
      <text:p text:style-name="P68">– <text:s/>Тебя я забрать ему не дам. А в дядю не тыкай копытом, это невежливо! Спи уже, мой маленький!</text:p>
      <text:p text:style-name="P68">– Поцелуй меня на ночь, мам!</text:p>
      <text:p text:style-name="P68"><text:soft-page-break/>– Конечно, мой хороший...</text:p>
      <text:p text:style-name="P68"/>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30">меткоискатели потом устроят во дворе за домом Макса эксперимент по </text:span><text:s/><text:span text:style-name="T30">полёту на реактивном воздушном змее с антиоблачной пушкой — хотят быть погодными пони</text:span>&gt;. А вот...</text:p>
      <text:p text:style-name="P1"><text:soft-page-break/><text:span text:style-name="T46">–</text:span><text:span text:style-name="T42">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 Ред Делишес? Две серебряшки.</text:p>
      <text:p text:style-name="P43">– Куча?</text:p>
      <text:p text:style-name="P43">– Ну ты даёшь! – хмыкнула Эпплджек. – Даже не смешно.</text:p>
      <text:p text:style-name="P43"><text:soft-page-break/>–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7">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text:soft-page-break/>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ом джеме.</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text:soft-page-break/>марка их <text:span text:style-name="T80">ведущего дизайнера и гранд-портного</text:span>, <text:span text:style-name="T80">Рококо Фрау-Фрау</text:span>. <text:span text:style-name="T80">Его</text:span> заказы расписаны на год вперёд. Будешь в Кантерлоте — передай е<text:span text:style-name="T80">му</text:span>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text:soft-page-break/>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text:span text:style-name="T78">Фолиант с громким стуком хлопнулся на пол.</text:span></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47">и исчезновений пони </text:span><text:span text:style-name="T46">уже год. Почту за честь работать </text:span><text:span text:style-name="T42">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0">“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60">преобразователь</text:span> пси-поля! <text:span text:style-name="T60">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text:soft-page-break/>–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68">о</text:span>к. В лапах он держал поднос с варёной кукурузой.</text:p>
      <text:p text:style-name="P43"><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4"><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3"><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53"/>
      <text:p text:style-name="P46">***</text:p>
      <text:p text:style-name="P43"/>
      <text:p text:style-name="P106"><text:tab/><text:span text:style-name="T67">Свеча отбрасывала мягкие тени на </text:span>книжн<text:span text:style-name="T67">ые</text:span> полк<text:span text:style-name="T67">и. Спайк положил обглоданную кочерыжку на горку и принялся облизывать пальцы.</text:span></text:p>
      <text:p text:style-name="P59">– Так. – <text:s/><text:span text:style-name="T67">я ткнул в позицию в длинном списке оснащения. – </text:span>Зачем тебе <text:span text:style-name="T61">преобразователь пси-поля?</text:span></text:p>
      <text:p text:style-name="P55">– Чтобы <text:span text:style-name="T62">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55">– <text:span text:style-name="T62">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58">– <text:span text:style-name="T66">Спайк! Ковыряться когтем в зубах некрасиво! Тем более, при посторонних!</text:span></text:p>
      <text:p text:style-name="P60"><text:bookmark-start text:name="__DdeLink__11609_1907426502"/>– <text:bookmark-end text:name="__DdeLink__11609_1907426502"/><text:span text:style-name="T68">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text:span text:style-name="T69">СПАЙК!!! Откуда ты взял этот листок?!! – Твайлайт покраснела, как варёный рак и выхватила бумажку у меня из рук.</text:span></text:p>
      <text:p text:style-name="P60">– <text:span text:style-name="T70">У тебя в черновиках, естественно. Ты сама сказала экономить бумагу. – пожал плечами дракончик.</text:span></text:p>
      <text:p text:style-name="P66">Я осторожно взял листок назад, перевернув его обратно.</text:p>
      <text:p text:style-name="P55">– <text:span text:style-name="T62">Электростимулятор гипоталамуса. Драконий. В комплекте с усиленной больничной койкой и набором фиксаторов.</text:span></text:p>
      <text:p text:style-name="P56">– <text:span text:style-name="T63">Это ещё чего??? – удивился Спайк. – я что-то не помню, чтоб ты такое хотела!</text:span></text:p>
      <text:p text:style-name="P61">– <text:span text:style-name="T64">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57"><text:span text:style-name="T20">– Вот ещё! </text:span><text:span text:style-name="T65">– возмутился дракончик. – Никогда на такое не соглашусь!</text:span></text:p>
      <text:p text:style-name="P57">– <text:span text:style-name="T65">Но ты сам подумай, как было бы здорово обладать крыльями! – мечтательно возразила Твайлайт.</text:span></text:p>
      <text:p text:style-name="P57">– <text:span text:style-name="T65">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62"><text:soft-page-break/>– <text:span text:style-name="T71">Прекратите препираться. – оборвал я их. – Чтобы принять решение по всему этому оборудованию, мне нужно знать, в каком направлении мы движемся. Твайлайт, ты хотела рассказать, как далеко ты продвинулась в исследованиях? Я тебя слушаю.</text:span></text:p>
      <text:p text:style-name="P63">– <text:span text:style-name="T72">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span text:style-name="T23">&lt;Луна является изо сна и запрещает Твайлайт дальнейшие исследования – потом Макс встречается с ней во сне&gt;</text:span></text:p>
      <text:p text:style-name="P135">– <text:span text:style-name="T79">Почему?</text:span></text:p>
      <text:p text:style-name="P136">– <text:span text:style-name="T79">Из-за первых результатов. – единорожка пригорюнилась ещё больше. – Они были ужасными.</text:span></text:p>
      <text:p text:style-name="P135"/>
      <text:p text:style-name="P65">***</text:p>
      <text:p text:style-name="P45"/>
      <text:p text:style-name="P142">...Я чрезвычайно горда заданием <text:span text:style-name="T74">принцессы </text:span>Селестии! <text:span text:style-name="T73">Это такая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145">Обе проблемы объединяет одно: сон. Одни пони видят потусторонние сны, другие исчезают во сне. <text:span text:style-name="T83">Значит, сон и будет темой моего исследования.</text:span></text:p>
      <text:p text:style-name="P146">Со слов Луны, оболочка реальности истончилась и начала прорываться. <text:span text:style-name="T84">И первой она начала рваться во снах, где она и так тонка.</text:span></text:p>
      <text:p text:style-name="P144">Я перерыла все <text:span text:style-name="T81">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143"><text:span text:style-name="T85">В который раз прохаживаясь по королевской библиотеке, в крыле Стар Свирла Бородатого я наткнулась на подсобную комнатушку, где между пыльными бухгалтерскими книгами и позапрошлогодним <text:s/>выпуском “PlayMare” я нашла его! Древнее неоконченное заклинание Индрэ, безумного единорога! Его не было в библиотечных каталогах и это просто чудо, что я нашла этот листок!</text:span></text:p>
      <text:p text:style-name="P137">– <text:span text:style-name="T85">Ага, он был закладкой в четвёртом номере «PlayMare», в разделе «Тридцать две позы, которые удивят вашего френдкольта».</text:span></text:p>
      <text:p text:style-name="P138">– <text:span text:style-name="T75">Спайк! Немедленно иди в постель!</text:span></text:p>
      <text:p text:style-name="P139">– <text:span text:style-name="T86">Уже иду.</text:span></text:p>
      <text:p text:style-name="P139">– <text:span text:style-name="T86">Продолжай, Твайлайт.</text:span></text:p>
      <text:p text:style-name="P133"/>
      <text:p text:style-name="P132"/>
      <text:p text:style-name="P134">&lt;<text:span text:style-name="T30">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49"/>
      <text:p text:style-name="P14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48"><text:span text:style-name="T1">–</text:span> Одержимого чем? <text:span text:style-name="T1">–</text:span> спросила Рэрити.</text:p>
      <text:p text:style-name="P14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4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4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4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48">Твайлайт покачала головой.</text:p>
      <text:p text:style-name="P14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48"><text:span text:style-name="T1">–</text:span> Не одному? Почему?</text:p>
      <text:p text:style-name="P14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48"><text:span text:style-name="T1">–</text:span> Хм, интересно. А что чувствует снопроходец, находясь в чужом сне?</text:p>
      <text:p text:style-name="P148"><text:span text:style-name="T1">–</text:span> Он переживает всё как наяву. Есть ещё один... м-м-м… нюанс.</text:p>
      <text:p text:style-name="P14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4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4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48"><text:span text:style-name="T1">–</text:span> Он исчез?</text:p>
      <text:p text:style-name="P14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9"/>
      <text:p text:style-name="P49"/>
      <text:p text:style-name="P48">&lt;<text:span text:style-name="T3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5">–</text:span> М-м-м. В описании заклинания Свирл упоминал гармонию. Я и подумал, а что, если это кат-то связано с тобой и твоими друзьями?</text:p>
      <text:p text:style-name="P3"><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3"><text:span text:style-name="T15">–</text:span> М-м-м… “...на укрепление гармонии нашего континуума...”.</text:p>
      <text:p text:style-name="P3">Твайлайт начала в возбуждении ходить по читальному залу.</text:p>
      <text:p text:style-name="P36"><text:soft-page-break/>–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8"/>
      <text:p text:style-name="P48">&gt;</text:p>
      <text:p text:style-name="P47"/>
      <text:p text:style-name="P47"/>
      <text:p text:style-name="P43"/>
      <text:p text:style-name="P68">.<text:span text:style-name="T30">..Макс! Запрошенный тобой </text:span><text:span text:style-name="T33">&lt;</text:span><text:span text:style-name="T30">синхрофазотрон</text:span><text:span text:style-name="T33">&gt; </text:span><text:span text:style-name="T3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9">&lt;</text:span><text:span text:style-name="T35">Макс помогает починить Эпплджек повозку.</text:span><text:span text:style-name="T49">&gt;</text:span></text:p>
      <text:p text:style-name="P43"/>
      <text:p text:style-name="P98">&lt;<text:span text:style-name="T3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98"><text:span text:style-name="T31">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38">Ты</text:span><text:span text:style-name="T37"> что! Нельзя любить фаэри! Она похитит твоё сердце и ты будешь искать её до смерти</text:span><text:span text:style-name="T38">)</text:span><text:span text:style-name="T37"> — Пинки </text:span><text:span text:style-name="T38">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98">&lt;<text:span text:style-name="T38">В разговоре с Луной после исчезновения Селестии Макс узнаёт, что она (Селестия) холодна к сексу. </text:span>&gt;</text:p>
      <text:p text:style-name="P5"/>
      <text:p text:style-name="P5">***</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31">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oft-page-break/><text:span text:style-name="T15">–</text:span> Вообще-то говоря, мне каже<text:span text:style-name="T73">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31">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15">&lt;</text:span><text:span text:style-name="T3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5"/>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58" text:outline-level="2"/>
      <text:p text:style-name="P14"/>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31">самолёт в эквестрию проваливается во время </text:span><text:span text:style-name="T3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4">&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2"><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5">***</text:p>
      <text:p text:style-name="P15"/>
      <text:p text:style-name="P2"><text:span text:style-name="T15">&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5"/>
      <text:h text:style-name="P157"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7">&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9">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5">&lt;</text:span><text:span text:style-name="T31">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oft-page-break/><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30">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5">***</text:p>
      <text:p text:style-name="P2"><text:soft-page-break/><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30">???</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57" text:outline-level="2">Рейд пони-рэйнджеров-2 (<text:span text:style-name="T3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text:soft-page-break/>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30">гидрорысью</text:span><text:span text:style-name="T15">&gt;</text:span> и нападением <text:span text:style-name="T15">&lt;</text:span><text:span text:style-name="T30">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30">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soft-page-break/>***</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text:soft-page-break/>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3"/>
      <text:p text:style-name="P54">Она вытянула шею и начала по очереди сгибать-разгибать ноги, разминая суставы.</text:p>
      <text:p text:style-name="P54"><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7" text:outline-level="2">В библиотеке замка Селестии</text:h>
      <text:p text:style-name="P99"/>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30">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30">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30">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text:soft-page-break/>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7" text:outline-level="2">Понивилль</text:h>
      <text:p text:style-name="P2"/>
      <text:h text:style-name="P15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149">...</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57" text:outline-level="2">Первый сеанс двойного сна. Рэрити</text:h>
      <text:p text:style-name="P2"/>
      <text:p text:style-name="P2"><text:span text:style-name="T15">&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0">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oft-page-break/><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7" text:outline-level="2">Сон Макса</text:h>
      <text:p text:style-name="P99"/>
      <text:p text:style-name="P2"><text:span text:style-name="T15">&lt;</text:span><text:span text:style-name="T3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15">–</text:span> Готова, <text:span text:style-name="T15">–</text:span> процедила она.</text:p>
      <text:p text:style-name="P32">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30">Эгрегор Эквестрии </text:span><text:span text:style-name="T33">—</text:span><text:span text:style-name="T30"> Селестия </text:span><text:span text:style-name="T33">—</text:span><text:span text:style-name="T30"> на кончике главного рога Анакорна</text:span><text:span text:style-name="T15">&gt;</text:span></text:p>
      <text:p text:style-name="P5">***</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oft-page-break/><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oft-page-break/><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30">Рэйнбоу объясняет Максу, почему Пинки расплатилась за него </text:span><text:span text:style-name="T31">—</text:span><text:span text:style-name="T30"> и вспоминает, что когда-то уже объясняла нечто подобное (Леро)</text:span></text:p>
      <text:p text:style-name="P2"><text:span text:style-name="T30">У Твайлайт после видения гибели Кимеринна появились морщинки возле глаз</text:span><text:span text:style-name="T15">&gt;</text:span></text:p>
      <text:p text:style-name="P2"/>
      <text:h text:style-name="P15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30">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30">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30">Дэш расплачивается за Макса в кафе. Когда тот спрашивает, почему она и Пинки платят за него, Дэш, вместо ответа, говорит:</text:span></text:p>
      <text:p text:style-name="P2"><text:span text:style-name="T33">–</text:span><text:span text:style-name="T30"> Пинки? </text:span><text:span text:style-name="T33">–</text:span><text:span text:style-name="T30"> Дэш сморщила нос. </text:span><text:span text:style-name="T33">–</text:span><text:span text:style-name="T30"> Я скажу ей, чтоб больше не </text:span><text:span text:style-name="T33">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30">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30">Аликорны </text:span><text:span text:style-name="T33">—</text:span><text:span text:style-name="T30"> элементали. Они воплощают в себе какую-либо сторону чаяний и настроений сообщества пони. Анакорн </text:span><text:span text:style-name="T33">—</text:span><text:span text:style-name="T30"> супераликорн, элементаль всего мира</text:span><text:span text:style-name="T15">&gt;</text:span></text:p>
      <text:p text:style-name="P15"/>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3">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text:soft-page-break/>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oft-page-break/><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30">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oft-page-break/><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5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30">Вкратце суть сна Рэрити.</text:span></text:p>
      <text:p text:style-name="P2"><text:span text:style-name="T30">Она проснулась в мире Терры веб-дизайнером. И мир Эквестрии ей только снился </text:span><text:span text:style-name="T33">—</text:span><text:span text:style-name="T30"> и быстро начал забываться. Т.е. мир Эквестрии - всего лишь сон терранского парня (девушки?)</text:span></text:p>
      <text:p text:style-name="P2"><text:span text:style-name="T30">к экрану - очередь из пони (пони пропадают из Эквестрии). В очереди близко к экрану </text:span><text:span text:style-name="T33">—</text:span><text:span text:style-name="T30"> Селестия. Рэрити </text:span><text:span text:style-name="T33">—</text:span><text:span text:style-name="T30"> без очереди (у неё </text:span><text:span text:style-name="T33">—</text:span><text:span text:style-name="T30"> билет-пропуск от Индрэ).</text:span></text:p>
      <text:p text:style-name="P2"><text:span text:style-name="T30">Рэрити проснулась парнем, т.к. в Эквестрии </text:span><text:span text:style-name="T33">—</text:span><text:span text:style-name="T30"> матриархат, роль терранских мужчин там несут кобылы.</text:span></text:p>
      <text:p text:style-name="P2"><text:span text:style-name="T30">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text:soft-page-break/>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30">Влад рассказывает Максу о своём сне </text:span><text:span text:style-name="T33">—</text:span><text:span text:style-name="T30"> как он был поняхой, а потом проснулся в мире Терры</text:span><text:span text:style-name="T15">&gt;</text:span></text:p>
      <text:p text:style-name="P15"/>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30">согласовать с тем, что говорил Анакорн о Р/Д</text:span><text:span text:style-name="T15">&gt;</text:span>). </text:p>
      <text:p text:style-name="P2">Об этом Эгрегоре пишется в книге <text:span text:style-name="T15">&lt;</text:span><text:span text:style-name="T30">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15">&lt;</text:span><text:span text:style-name="T30">обоснование сна для Р/Д. РД видит несколько вариантов историй с Mane6 </text:span><text:span text:style-name="T33">—</text:span><text:span text:style-name="T30"> и с собой + Леро </text:span><text:span text:style-name="T33">—</text:span><text:span text:style-name="T30"> намёк на несовместимые фанфики</text:span></text:p>
      <text:p text:style-name="P2"><text:span text:style-name="T30">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30">Подходя к замку Принцесс, Дэш рассказывает Максу обо сне, который она утаила - с Леро.</text:span><text:span text:style-name="T15">&gt;</text:span> </text:p>
      <text:p text:style-name="P2"><text:soft-page-break/></text:p>
      <text:p text:style-name="P2"><text:span text:style-name="T15">&lt;</text:span><text:span text:style-name="T30">Кто следующий готов рассказывать?</text:span></text:p>
      <text:p text:style-name="P32">Пинки дёрнулась на месте, но промолчала.</text:p>
      <text:p text:style-name="P2"><text:span text:style-name="T33">–</text:span><text:span text:style-name="T30"> Я расскажу, - шагнула вперёд радужная пегаска. </text:span><text:span text:style-name="T33">–</text:span><text:span text:style-name="T30"> Хотя вряд ли ты узнаешь что-то полезное. Там галиматья какая-то…</text:span><text:span text:style-name="T15">&gt;</text:span></text:p>
      <text:p text:style-name="P2"/>
      <text:p text:style-name="P2"><text:span text:style-name="T15">&lt;</text:span><text:span text:style-name="T30">Сон РД:</text:span></text:p>
      <text:p text:style-name="P32">...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2">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2">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0">В мире Терры они ищут Селестию. В конце-концов Макс находит её в кибермозге </text:span><text:span text:style-name="T33">—</text:span><text:span text:style-name="T3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3">—</text:span><text:span text:style-name="T30"> Эгрегором Эквестрии. После чего пееренос на Землю на 10 лет назад. Начало написания “Последнего фанфика”.</text:span><text:span text:style-name="T15">&gt;</text:span></text:p>
      <text:p text:style-name="P15"/>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5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31">Привести эти же фразы в оригинале</text:span><text:span text:style-name="T15">&gt;</text:span></text:p>
      <text:p text:style-name="P2"><text:soft-page-break/><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4">“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4">“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4">“Леро! Его звали Леро!”</text:p>
      <text:p text:style-name="P2">Картинка перед глазами Дэш поплыла…</text:p>
      <text:p text:style-name="P2"/>
      <text:h text:style-name="P15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5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text:soft-page-break/>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30">Концепция абсолютного зла. Вычеркнуть кого-то из бытия.</text:span></text:p>
      <text:p text:style-name="P2"><text:span text:style-name="T30">Пока идёт борьба за вычёркивание </text:span><text:span text:style-name="T31">—</text:span><text:span text:style-name="T30"> это вычёркивание является злом. Но когда вычёркивание произошло, зло исчезает </text:span><text:span text:style-name="T31">—</text:span><text:span text:style-name="T30"> т.к. вычеркнутого никогда не было, о нём никто не знает. Никто </text:span><text:span text:style-name="T31">—</text:span><text:span text:style-name="T30"> даже вычёркивающий</text:span><text:span text:style-name="T15">&gt;</text:span></text:p>
      <text:p text:style-name="P2"/>
      <text:h text:style-name="P157" text:outline-level="2">Четвёртый сон РД. Объединяющий</text:h>
      <text:p text:style-name="P2"/>
      <text:p text:style-name="P2">Рэйнбоу Дэш встала и посмотрела на застывшее внизу тело.</text:p>
      <text:p text:style-name="P24">“Значит, всё. Вот как это бывает.”</text:p>
      <text:p text:style-name="P2">Она расправила левое крыло.</text:p>
      <text:p text:style-name="P24">“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31">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5">***</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oft-page-break/><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30">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30">добавить сочувствия</text:span><text:span text:style-name="T15">&gt;</text:span>.</text:p>
      <text:p text:style-name="P2"/>
      <text:p text:style-name="P2"><text:soft-page-break/><text:span text:style-name="T15">&lt;</text:span><text:span text:style-name="T30">После этого случая Тавйлайт решает прекратить сеансы двойного сна. Сеанса с ЭйДжей и Флатти не будет</text:span><text:span text:style-name="T15">&gt;</text:span></text:p>
      <text:p text:style-name="P2"/>
      <text:h text:style-name="P15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31">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31">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text:soft-page-break/>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7" text:outline-level="2">Поиск решения</text:h>
      <text:p text:style-name="P99"/>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1">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5"/>
      <text:p text:style-name="P2"><text:span text:style-name="T15">&lt;</text:span><text:span text:style-name="T3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3">—</text:span><text:span text:style-name="T30"> Луна создаёт обратный коридор в срок.</text:span><text:span text:style-name="T15">&gt;</text:span></text:p>
      <text:p text:style-name="P2"/>
      <text:h text:style-name="P15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text:soft-page-break/>“Откуда здесь взялся рухнувший Боинг?” <text:span text:style-name="T15">&lt;</text:span><text:span text:style-name="T31">Дуглас </text:span><text:span text:style-name="T33">—</text:span><text:span text:style-name="T31"> </text:span><text:span text:style-name="T33">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5">&lt;</text:span><text:span text:style-name="T30">высоко летать нельзя из-за молний</text:span><text:span text:style-name="T15">&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oft-page-break/><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30">двухмесячной</text:span><text:span text:style-name="T15">&gt;</text:span> давности осталось лишь направление движения.</text:p>
      <text:p text:style-name="P2">И опять, как <text:span text:style-name="T15">&lt;</text:span><text:span text:style-name="T30">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30">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3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57"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30">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4">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oft-page-break/><text:span text:style-name="T15">&lt;\</text:span>Решение:</text:p>
      <text:p text:style-name="P2"><text:span text:style-name="T15">&lt;\&lt;</text:span><text:span text:style-name="T30">Не следует противопоставлять злу ещё большее зло - это только усилит его — </text:span><text:span text:style-name="T31">кодовая фраза</text:span><text:span text:style-name="T3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30">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30">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5">&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7" text:outline-level="2">Безнадёжность</text:h>
      <text:p text:style-name="P15">&lt;<text:span text:style-name="T3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30">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30">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30">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30">пять</text:span><text:span text:style-name="T15">&gt;</text:span>длинную прореху в куртке, <text:span text:style-name="T15">&lt;</text:span><text:span text:style-name="T30">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30">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30">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30">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30">улучшить</text:span><text:span text:style-name="T15">&gt;</text:span>. А тот случай, когда мне пришлось зашивать тебе куртку после нападения убийц <text:span text:style-name="T15">&lt;</text:span><text:span text:style-name="T30">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7" text:outline-level="2">След?</text:h>
      <text:p text:style-name="P99"/>
      <text:p text:style-name="P2"><text:span text:style-name="T15">&lt;</text:span><text:span text:style-name="T30">сначала эпизод - проверка сумки в серверной</text:span><text:span text:style-name="T15">&gt;</text:span></text:p>
      <text:p text:style-name="P2"><text:soft-page-break/><text:span text:style-name="T15">&lt;</text:span><text:span text:style-name="T3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30">“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5">&lt;</text:span><text:span text:style-name="T30">расширить. Перед кафешкой - диалог с Флатти и ЭйДжей. Все думают, что наконец-то нашли Селестию. Все ликуют</text:span><text:span text:style-name="T15">&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30">Расширить сцену в кафе. Ожидание, подьём и… падение ожиданий</text:span><text:span text:style-name="T15">&gt;</text:span></text:p>
      <text:p text:style-name="P2"/>
      <text:p text:style-name="P5"><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30">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7" text:outline-level="2">Озарение</text:h>
      <text:p text:style-name="P2"/>
      <text:p text:style-name="P2"><text:span text:style-name="T15">&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83"/>
      <text:p text:style-name="P8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3"/>
      <text:p text:style-name="P80">Разговор не клеился.</text:p>
      <text:p text:style-name="P8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3"><text:span text:style-name="T1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3"><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3"><text:span text:style-name="T15">– </text:span>Ну хорошо. Убедила. В конце-концов, можем поступить так. Вы с Флатти вернётесь обратно а я продолжу поиски здесь.</text:p>
      <text:p text:style-name="P83"><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83"><text:span text:style-name="T15">– </text:span>Вы можете связываться со мной раз в месяц по коридору.</text:p>
      <text:p text:style-name="P83"><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3"><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3">Эпплджек недоверчиво хмыкнула.</text:p>
      <text:p text:style-name="P83"><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3"><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3"><text:span text:style-name="T15">– </text:span>Конечно оставаться. Кто ещё, кроме нас, может найти её?</text:p>
      <text:p text:style-name="P83"><text:span text:style-name="T15">– </text:span>Я думал, ты не сможешь оставить Энджела и всех остальных надолго.</text:p>
      <text:p text:style-name="P83"><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8"><text:span text:style-name="T15">– </text:span>Извини, Флаттершай, забылся.</text:p>
      <text:p text:style-name="P88"><text:span text:style-name="T15">– </text:span>Та ладно, я ж не против, – возразила Эпплджек. – Не парься, Флатти. Было б хуже, если б он <text:s/>назвал меня Эпплджек на людях.</text:p>
      <text:p text:style-name="P88"><text:span text:style-name="T15">– </text:span>Ты так... – запнулась Флаттершай. – Так быстро забыла свою ферму. И...</text:p>
      <text:p text:style-name="P88"><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8"><text:span text:style-name="T15">– </text:span>Как ты можешь так говорить? – расплакалась Флаттершай.</text:p>
      <text:p text:style-name="P88"><text:span text:style-name="T15">– </text:span>Эй, девушки, не ссорьтесь! Мы — одна команда! И надеюсь, останемся ею и в дальнейшем. </text:p>
      <text:list xml:id="list3735099638254589038"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8"><text:span text:style-name="T15">– </text:span>А если нет? – Эпплджек смотрела мне мне прямо в глаза.</text:p>
      <text:list xml:id="list220135134481681" text:continue-numbering="true" text:style-name="L5">
        <text:list-header>
          <text:p text:style-name="P150">Я молча пожал плечами. Эпплджек уверенно продолжила.</text:p>
        </text:list-header>
      </text:list>
      <text:p text:style-name="P88"><text:span text:style-name="T1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8"><text:span text:style-name="T15">– </text:span>Спасибо, ЭйДжей.</text:p>
      <text:p text:style-name="P88"><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0136341127800" text:continue-numbering="true" text:style-name="L5">
        <text:list-header>
          <text:p text:style-name="P150">Флаттершай пробормотала нечто, показавшееся мне знакомым.</text:p>
        </text:list-header>
      </text:list>
      <text:p text:style-name="P88"><text:span text:style-name="T15">– </text:span>Флатти, ты что-то сказала? Я не расслышал.</text:p>
      <text:p text:style-name="P88"><text:span text:style-name="T15">– </text:span>Намерение Изменяет Реальность.</text:p>
      <text:p text:style-name="P88"><text:span text:style-name="T15">– </text:span>Эээ. А где ты слышала эту фразу, если не секрет?</text:p>
      <text:p text:style-name="P88"><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0136329792766"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88"><text:span text:style-name="T15">– </text:span>Флатти, ЭйДжей, буду через час. Ждите!</text:p>
      <text:p text:style-name="P83"/>
      <text:h text:style-name="P156" text:outline-level="2">Почти.</text:h>
      <text:p text:style-name="P96"/>
      <text:p text:style-name="P88">В офисе меня встретил лыбящийся Стас.</text:p>
      <text:p text:style-name="P8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8">Я уставился на Стаса и он, захлёбываясь от торопливости, начал <text:span text:style-name="T15">расказывать</text:span>.</text:p>
      <text:p text:style-name="P8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8">– Ты его уничтожил?</text:p>
      <text:p text:style-name="P88">– Кого?</text:p>
      <text:p text:style-name="P88">– Этический модуль. Селестию.</text:p>
      <text:p text:style-name="P8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8">– Ты его уничтожил?</text:p>
      <text:p text:style-name="P8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8">– То есть, на домашнем компьютере Влада модуль работает и дальше?</text:p>
      <text:p text:style-name="P88">– Ага. К нему-то у меня доступа нету. Но в кластер к Нексусу он больше не пролезет.</text:p>
      <text:p text:style-name="P88">– Спасибо, Стас. Ты молодец.</text:p>
      <text:p text:style-name="P88">Ниточка, чуть было не прервавшаяся в офисе, повела в квартиру Влада.</text:p>
      <text:p text:style-name="P88"><text:soft-page-break/></text:p>
      <text:h text:style-name="P156" text:outline-level="2">Дискорд</text:h>
      <text:p text:style-name="P99"/>
      <text:p text:style-name="P96">Девушки поспешно собирались, пока я растолковывал им задачу.</text:p>
      <text:p text:style-name="P96"><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15">– </text:span>Это тот твой приятель, который разбился с полгода назад? – спросила Эпплджек.</text:p>
      <text:p text:style-name="P96"><text:span text:style-name="T15">– </text:span>Да, это он.</text:p>
      <text:p text:style-name="P96"><text:span text:style-name="T15">– </text:span>А как мы попадём в его квартиру? Там сейчас кто-то живёт? – Флаттершай прыгала на одной ноге, натягивая кед.</text:p>
      <text:p text:style-name="P96"><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30">Плохо написано!</text:span><text:span text:style-name="T15">&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15">– </text:span>Макс, что случилось? У нас проблемы?</text:p>
      <text:p text:style-name="P97"><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15">– </text:span>Так что, будем ломать дверь? – Эпплджек критически осмотрелась, подмечая бабулек на лавочке и зевак во внутреннем скверике.</text:p>
      <text:p text:style-name="P97"><text:span text:style-name="T15">– </text:span>Нет нужды. Лучше станьте-ка сзади меня так, чтобы заслонить от этих бабулек и от вооон той камеры наблюдения.</text:p>
      <text:list xml:id="list1642335742555731341"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8"><text:soft-page-break/>Раздался лёгкий «кряк» и дверь подалась.</text:p>
      <text:p text:style-name="P119"><text:span text:style-name="T15">– </text:span>Девушки, заходим.</text:p>
      <text:p text:style-name="P8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8">Прихожая встретила нас толстым слоем пыли. Мы тихонько прошли внутрь и я закрыл дверь изнутри.</text:p>
      <text:p text:style-name="P83"><text:span text:style-name="T1">Компьютер</text:span> стоял там же, где и обычно <text:span text:style-name="T1">— в личном кабинете Влада на столе у окна.</text:span></text:p>
      <text:p text:style-name="P119"><text:span text:style-name="T15">– </text:span>Макс, тут окно разбито! И верёвка какая-то висит. – крикнула Флаттершай из кухни.</text:p>
      <text:p text:style-name="P119"><text:span text:style-name="T15">–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9"><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15">–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pan text:style-name="T15">– </text:span>Оп-па! – пробормотала Эпплджек. – Нежданчик!</text:p>
      <text:p text:style-name="P119"><text:span text:style-name="T15">– </text:span>Ты, я вижу, времени не терял, – моя рука под прикрытием стола медленно тянулась к тяжёлой фарфоровой кружке, стоящей на краю.</text:p>
      <text:p text:style-name="P100"><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0"><text:span text:style-name="T15">– </text:span>А почему ты вообще решил искать нас тут? – спросила Эпплджек. – Приехал бы домой. Мы б тебя чаем напоили.</text:p>
      <text:p text:style-name="P100"><text:span text:style-name="T15">–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100"><text:span text:style-name="T15">– </text:span>С кем это вы тут разговариваете?</text:p>
      <text:list xml:id="list4205360848074112219" text:style-name="L7">
        <text:list-header>
          <text:p text:style-name="P16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100">– Жанна, Флатти, хватайте ноут и на выход! Я с ним разберусь! Не теряйте вре...!</text:p>
      <text:p text:style-name="P100"><text:soft-page-break/>– ТЫ ИДИО...!!!</text:p>
      <text:p text:style-name="P100">Дискорд <text:s/>зорал одновременно со мной, прикрываясь от меня руками, когда раздался оглушительный</text:p>
      <text:p text:style-name="P100">...</text:p>
      <text:p text:style-name="P101">БАХ!!!</text:p>
      <text:p text:style-name="P100">…</text:p>
      <text:p text:style-name="P100">Эпплджек с <text:s/>нервным всхлипом опустила толстенный том «Энтерпрайз-паттернов» , издание девятое, дополненное.</text:p>
      <text:p text:style-name="P119">На лице Дискорда появилось удивлённо-мечтательное выражение и он вырубился.</text:p>
      <text:p text:style-name="P119"/>
      <text:h text:style-name="P157" text:outline-level="2">Селестия</text:h>
      <text:p text:style-name="P119"/>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 Ффы, тьфу, пффф, пфу! <text:span text:style-name="T15">&lt;</text:span><text:span text:style-name="T30">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text:soft-page-break/>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31">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4">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12">– И что? – продолжила его мысль Эпплджек.</text:p>
      <text:p text:style-name="P112">– Эквестрийские <text:span text:style-name="T15">&lt;</text:span><text:span text:style-name="T30">три месяца</text:span><text:span text:style-name="T15">&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08"/>
      <text:h text:style-name="P157" text:outline-level="2"><text:soft-page-break/>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15">&lt;</text:span><text:span text:style-name="T30">полгода</text:span><text:span text:style-name="T15">&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9" text:outline-level="1"><text:soft-page-break/>Беседа за столиком в ночи</text:h>
      <text:p text:style-name="P85">Из-за заинтересованности Эквуса в Максе, тому не приходится прилагать усилий для 34 — на что ему указывает Анакорн</text:p>
      <text:p text:style-name="P8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83"><text:span text:style-name="T1">– </text:span>Анакорн. <text:span text:style-name="T1">– о</text:span>трекомендовался он. <text:span text:style-name="T15">– </text:span><text:span text:style-name="T1">Демиург.</text:span></text:p>
      <text:p text:style-name="P83"><text:span text:style-name="T1">– </text:span>П-привет. Макс. <text:span text:style-name="T1">– в</text:span> смятении представился я.</text:p>
      <text:p text:style-name="P8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8"/>
      <text:p text:style-name="P83"><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8"/>
      <text:p text:style-name="P8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3"><text:span text:style-name="T1">Юноша</text:span> закинул ногу за ногу и пытливо смотрел на меня, играя карандашём .</text:p>
      <text:p text:style-name="P83"><text:soft-page-break/>Я совсем запутался.</text:p>
      <text:p text:style-name="P83"><text:span text:style-name="T1">– </text:span>Какая проблема? Какое решение? Кто ты <text:span text:style-name="T1">вообще</text:span>?</text:p>
      <text:p text:style-name="P83"><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8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8">– Стоп, не торопись. – у меня голова пошла кругом от информации. – Я ничего не понял. Какие-такие проблемы? Какие варианты? Зачем его поддерживать?</text:p>
      <text:p text:style-name="P88">Анакорн недовольно поморщился, но продолжил.</text:p>
      <text:p text:style-name="P8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8">На голограмме появилась солнечная система Эквуса. Почему-то в центре системы был сам Эквус. Вокруг него вращались солнце и луна.</text:p>
      <text:p text:style-name="P88">Анакорн плюхнулся обратно в кресло и схватился за голову. Потом, немного успокоившись, продолжил.</text:p>
      <text:p text:style-name="P8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8">Анакорн отпил из стакана и продолжил.</text:p>
      <text:p text:style-name="P8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31">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8">Анакорн постучал по столику указкой. Солнечная система увеличилась, оставив в поле зрения только шар Эквуса.</text:p>
      <text:p text:style-name="P8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0">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8">Анакорн смутился.</text:p>
      <text:p text:style-name="P8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8">(<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8"><text:span text:style-name="T28">– Сам ты раздолбай! – произнёс, наконец, Свирл</text:span>)</text:p>
      <text:p text:style-name="P88">… И создали вы его достаточно топорно — видишь, он трещит по швам.</text:p>
      <text:p text:style-name="P88">– Хмм. То есть, это брони создали Эквус?</text:p>
      <text:p text:style-name="P88"><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8">Я вспомнил события последнего года <text:span text:style-name="T15">&lt;</text:span>упомянуть в эпизоде на Терре, что МЛП-сериал закрылся год назад<text:span text:style-name="T15">&gt;</text:span></text:p>
      <text:p text:style-name="P8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8">Анакорн с такой силой сжал карандаш, что он хрустнул.</text:p>
      <text:p text:style-name="P8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5">– </text:p>
      <text:p text:style-name="P8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15">&lt;</text:span><text:span text:style-name="T33">чёрт</text:span><text:span text:style-name="T15">&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15">–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21"><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15">–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8">– Гм! Я бы попросил тебя не касаться моих отношений с Рэйнбоу!</text:p>
      <text:p text:style-name="P8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8">У меня сердце буквально ухнуло куда-то вниз, в область желудка.</text:p>
      <text:p text:style-name="P8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8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8">– Та ладно, не утешай. Я не маленький ребёнок. Долг платежом красен. Сделаю то, что ты хочешь. Как сумею.</text:p>
      <text:p text:style-name="P8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8">Анакорн наблюдал за мной без улыбки. По его нейтральному выражению лица невозможно было <text:soft-page-break/>догадаться, о чём он думает.</text:p>
      <text:p text:style-name="P88">–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8">– Валяй. Я тебя внимательно слушаю.</text:p>
      <text:p text:style-name="P8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88">– А я разве сплю?</text:p>
      <text:p text:style-name="P88">– Сейчас — нет. Но как только мы закроем сделку — проснёшься. Потому что нет иного способа вернуть тебя в реальный мир.</text:p>
      <text:p text:style-name="P88">– Эээ, постой. А как я в Эквестрию и обратно возвращался?</text:p>
      <text:p text:style-name="P8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8">Так вот, возвращать тебя обратно в твой мир я не буду. </text:p>
      <text:p text:style-name="P88">Во-первых, может возникнуть временная <text:span text:style-name="T15">&lt;</text:span><text:span text:style-name="T30">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8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8">– Ты ещё увидишь пару снов на прощание. Удачи!</text:p>
      <text:p text:style-name="P88"/>
      <text:p text:style-name="P89">***</text:p>
      <text:p text:style-name="P89"/>
      <text:p text:style-name="P88">&lt;<text:span text:style-name="T30">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8"/>
      <text:p text:style-name="P88">– Привет, Макс. – образ Селестии снова реял передо мной, как <text:span text:style-name="T15">&lt;</text:span><text:span text:style-name="T30">полгода</text:span><text:span text:style-name="T15">&gt;</text:span> назад. – Я хочу поблагодарить тебя за всё.</text:p>
      <text:p text:style-name="P88"><text:soft-page-break/>– Пожалста. – ответил я безучастно. – Всегда рад. Только Вам не нужно было ТАК распинаться, чтобы заручиться моей помощью.</text:p>
      <text:p text:style-name="P88">Селестия на мгновение смутилась, но продолжила.</text:p>
      <text:p text:style-name="P88">&lt;<text:span text:style-name="T30"> - Ты морочила мне яйца, чтобы заинтересовать? Всё, как Свирл указал?</text:span></text:p>
      <text:p text:style-name="P8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5">Я покачал головой.</text:p>
      <text:p text:style-name="P88"><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8">– <text:s text:c="2"/>За благополучие Эквестрии я бы и не ТАК разопнулась.<text:span text:style-name="T15">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
      <text:list xml:id="list4833792489342624540" text:style-name="L8">
        <text:list-header>
          <text:p text:style-name="P152">(<text:span text:style-name="T38">Луна — как повелительница снов, слышала разговор Макса с Анакорном</text:span>)</text:p>
          <text:p text:style-name="P153"/>
        </text:list-header>
      </text:list>
      <text:p text:style-name="P109">***</text:p>
      <text:p text:style-name="P83"><text:soft-page-break/><text:span text:style-name="T1">–</text:span> Ты?..</text:p>
      <text:p text:style-name="P83"><text:span text:style-name="T1">–</text:span> Ты??!</text:p>
      <text:p text:style-name="P83"><text:span text:style-name="T1">–</text:span> Ты мне снишься??</text:p>
      <text:p text:style-name="P83"><text:span text:style-name="T1">–</text:span> Это ты мне снишься!!</text:p>
      <text:p text:style-name="P83"><text:span text:style-name="T1">–</text:span> Неважно… Пусть мы друг-другу снимся… Ты как, Дэш?</text:p>
      <text:p text:style-name="P8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3"><text:span text:style-name="T1">–</text:span> И я в порядке. Вот, возвращаюсь в свой мир. Ну, не совсем в свой. Почти в свой.</text:p>
      <text:p text:style-name="P83"><text:span text:style-name="T1">–</text:span> Навсегда?</text:p>
      <text:p text:style-name="P83"><text:span text:style-name="T1">–</text:span> Скорее всего, да.</text:p>
      <text:p text:style-name="P83"><text:span text:style-name="T1">–</text:span> Это плохо. Я хотела тебе сказать…</text:p>
      <text:p text:style-name="P83"><text:span text:style-name="T1">–</text:span> Не надо, Дэш. Не стоит терзать себя. Мне тоже очень хотелось остаться. Но так надо. Мне очень жаль…</text:p>
      <text:p text:style-name="P8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3"><text:span text:style-name="T1">–</text:span> И тебя, и Твайлайт, и Рэрити, и Селестию, и всех-всех-всех… Таковы правила.</text:p>
      <text:p text:style-name="P83"><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83">Я опустил руку на шею Дэш и ощутил теплоту и лёгкое покалывание в пустоте.</text:p>
      <text:p text:style-name="P83"><text:span text:style-name="T15">–</text:span> Мне кажется, Дэш, <text:span text:style-name="T1">м</text:span>ы найдём способ связаться. Рано или поздно.</text:p>
      <text:p text:style-name="P83"><text:span text:style-name="T1">–</text:span> И лучше рано, чем поздно! Я не люблю ждать!</text:p>
      <text:p text:style-name="P83"><text:span text:style-name="T1">–</text:span> Да, Дэш. <text:span text:style-name="T1">–</text:span> её образ начал таять. <text:span text:style-name="T1">–</text:span> Да, я помню. Я всё ещё помню…</text:p>
      <text:p text:style-name="P83"/>
      <text:h text:style-name="P157" text:outline-level="2">Земля</text:h>
      <text:p text:style-name="P86">Музыкальная тема из бегущего по лезвию бритвы — <text:span text:style-name="T15">Mission impossible</text:span></text:p>
      <text:p text:style-name="P87">&lt;Ужас возвращения из тёплого волшебного мира друзей в холодную скучную реальность.&gt;</text:p>
      <text:p text:style-name="P8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81"><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8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2">Доставая из стола ключи от машины, опять наткнулся взглядом на эскиз.</text:p>
      <text:p text:style-name="P8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2">Назову-ка я фантазию «Последний фанфик».</text:p>
      <text:p text:style-name="P82"/>
      <text:p text:style-name="P82"/>
      <text:p text:style-name="P82"/>
      <text:p text:style-name="P83"/>
      <text:p text:style-name="P83"/>
      <text:p text:style-name="P83"/>
      <text:p text:style-name="P83"/>
      <text:p text:style-name="P83"/>
      <text:p text:style-name="P83"/>
      <text:p text:style-name="P83"/>
      <text:p text:style-name="P8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3"/>
      <text:p text:style-name="P8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3"><text:soft-page-break/></text:p>
      <text:p text:style-name="P83"/>
      <text:p text:style-name="P83"/>
      <text:p text:style-name="P83"/>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31">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30">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7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3T22:01:34.421550856</dc:date>
    <meta:editing-duration>P66DT17H52M4S</meta:editing-duration>
    <meta:editing-cycles>3164</meta:editing-cycles>
    <meta:generator>LibreOffice/5.0.2.2$Linux_X86_64 LibreOffice_project/00m0$Build-2</meta:generator>
    <meta:document-statistic meta:table-count="0" meta:image-count="0" meta:object-count="0" meta:page-count="140" meta:paragraph-count="2876" meta:word-count="65049" meta:character-count="432493" meta:non-whitespace-character-count="367115"/>
  </office:meta>
</office:document-meta>
</file>